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e Cinnamon Muffins</text:p>
      <text:p text:style-name="Standard">Makes 24 muffins</text:p>
      <text:p text:style-name="Standard"/>
      <text:p text:style-name="Standard">(pic)</text:p>
      <text:p text:style-name="Standard"/>
      <text:p text:style-name="Standard">3 cups whole wheat pastry flour</text:p>
      <text:p text:style-name="Standard">¾ cup cane juice crystals or white sugar</text:p>
      <text:p text:style-name="Standard">¾ cup Sucanat or brown sugar</text:p>
      <text:p text:style-name="Standard">3t baking powder</text:p>
      <text:p text:style-name="Standard">2t cinnamon</text:p>
      <text:p text:style-name="Standard">1 cup milk</text:p>
      <text:p text:style-name="Standard">2/3 cup butter, melted</text:p>
      <text:p text:style-name="Standard">2 eggs</text:p>
      <text:p text:style-name="Standard">2 cups grated apples</text:p>
      <text:p text:style-name="Standard"/>
      <text:p text:style-name="Standard">In a large bowl combine flour cane juice crystals (or sugar), Sucanat (or brown sugar), baking powder, cinnamon. Mix well. Using a mixer (Kitchen Aid or Bosch) mix milk, butter and eggs until well combined. Add grated apples and mix well. Add dry ingredients and stir until just combined.</text:p>
      <text:p text:style-name="Standard"/>
      <text:p text:style-name="Standard">Spoon batter into between 2 muffin pans (12 cup each). Bake at 375 for 20 to 25 minutes or until lightly brown and toothpick inserted comes out clea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8:28:15.30</meta:creation-date>
    <meta:document-statistic meta:table-count="0" meta:image-count="0" meta:object-count="0" meta:page-count="1" meta:paragraph-count="14" meta:word-count="122" meta:character-count="666"/>
    <dc:date>2017-05-05T18:29:16.24</dc:date>
    <dc:creator>Crystal Miller</dc:creator>
    <meta:editing-duration>PT1M1S</meta:editing-duration>
    <meta:editing-cycles>1</meta:editing-cycles>
    <meta:generator>OpenOffice/4.1.1$Win32 OpenOffice.org_project/411m6$Build-9775</meta:generator>
  </office:meta>
</office:document-meta>
</file>